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svg:stroke-color="#000000"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5" style:family="graphic" style:parent-style-name="standard">
      <style:graphic-properties svg:stroke-color="#000000" draw:fill="none" draw:textarea-horizontal-align="justify" draw:textarea-vertical-align="middle" draw:auto-grow-height="false" fo:min-height="0cm" fo:min-width="0cm" fo:wrap-option="no-wrap"/>
    </style:style>
    <style:style style:name="gr6" style:family="graphic" style:parent-style-name="standard">
      <style:graphic-properties draw:stroke="none" svg:stroke-color="#000000" draw:fill="solid" draw:fill-color="#b3b3b3" draw:textarea-horizontal-align="justify" draw:textarea-vertical-align="middle" draw:auto-grow-height="false" fo:min-height="1.187cm" fo:min-width="0.411cm" draw:shadow="hidden"/>
    </style:style>
    <style:style style:name="gr7" style:family="graphic" style:parent-style-name="standard">
      <style:graphic-properties draw:stroke="none" draw:fill="solid" draw:fill-color="#808080" draw:textarea-horizontal-align="center" draw:textarea-vertical-align="middle" draw:shadow="hidden"/>
    </style:style>
    <style:style style:name="gr8" style:family="graphic" style:parent-style-name="standard">
      <style:graphic-properties draw:stroke="none" draw:fill="solid" draw:fill-color="#999999" draw:textarea-horizontal-align="justify" draw:textarea-vertical-align="middle" draw:auto-grow-height="false" fo:min-height="1.128cm" fo:min-width="0cm" draw:shadow="hidden"/>
    </style:style>
    <style:style style:name="gr9" style:family="graphic" style:parent-style-name="standard">
      <style:graphic-properties draw:stroke="solid" svg:stroke-color="#666666" draw:fill="solid" draw:fill-color="#ccffff" draw:textarea-horizontal-align="justify" draw:textarea-vertical-align="middle" draw:auto-grow-height="false" fo:min-height="0.844cm" fo:min-width="0.28cm" draw:shadow="hidden"/>
    </style:style>
    <style:style style:name="gr10" style:family="graphic" style:parent-style-name="standard">
      <style:graphic-properties draw:stroke="none" svg:stroke-color="#666666" draw:fill="solid" draw:fill-color="#ffffff" draw:opacity-name="Transparency_20_7" draw:textarea-horizontal-align="center" draw:textarea-vertical-align="middle" draw:shadow="hidden"/>
    </style:style>
    <style:style style:name="gr11" style:family="graphic" style:parent-style-name="standard">
      <style:graphic-properties draw:stroke="none" svg:stroke-color="#000000" draw:fill="solid" draw:fill-color="#cccccc" draw:textarea-horizontal-align="justify" draw:textarea-vertical-align="middle" draw:auto-grow-height="false" fo:min-height="0cm" fo:min-width="0cm" draw:shadow="hidden"/>
    </style:style>
    <style:style style:name="gr12" style:family="graphic" style:parent-style-name="standard">
      <style:graphic-properties draw:stroke="none" svg:stroke-color="#000000" draw:fill="solid" draw:fill-color="#666666" draw:textarea-horizontal-align="justify" draw:textarea-vertical-align="middle" draw:auto-grow-height="false" fo:min-height="0cm" fo:min-width="0cm" draw:shadow="hidden"/>
    </style:style>
    <style:style style:name="gr13" style:family="graphic" style:parent-style-name="standard">
      <style:graphic-properties draw:stroke="none" svg:stroke-color="#000000" draw:fill="solid" draw:fill-color="#b3b3b3" draw:textarea-horizontal-align="justify" draw:textarea-vertical-align="middle" draw:auto-grow-height="false"/>
    </style:style>
    <style:style style:name="gr14" style:family="graphic" style:parent-style-name="standard">
      <style:graphic-properties draw:stroke="none" draw:fill="solid" draw:fill-color="#808080" draw:textarea-horizontal-align="center" draw:textarea-vertical-align="middle"/>
    </style:style>
    <style:style style:name="gr15" style:family="graphic" style:parent-style-name="standard">
      <style:graphic-properties draw:stroke="none" draw:fill="solid" draw:fill-color="#999999" draw:textarea-horizontal-align="justify" draw:textarea-vertical-align="middle" draw:auto-grow-height="false" fo:min-height="0cm" fo:min-width="0cm"/>
    </style:style>
    <style:style style:name="gr16" style:family="graphic" style:parent-style-name="standard">
      <style:graphic-properties draw:stroke="solid" svg:stroke-color="#666666" draw:fill="solid" draw:fill-color="#ccffff" draw:textarea-horizontal-align="justify" draw:textarea-vertical-align="middle" draw:auto-grow-height="false"/>
    </style:style>
    <style:style style:name="gr17" style:family="graphic" style:parent-style-name="standard">
      <style:graphic-properties draw:stroke="none" svg:stroke-color="#666666" draw:fill="solid" draw:fill-color="#ffffff" draw:opacity-name="Transparency_20_7" draw:textarea-horizontal-align="center" draw:textarea-vertical-align="middle"/>
    </style:style>
    <style:style style:name="gr18" style:family="graphic" style:parent-style-name="standard">
      <style:graphic-properties draw:stroke="none" svg:stroke-color="#000000" draw:fill="solid" draw:fill-color="#cccccc" draw:textarea-horizontal-align="justify" draw:textarea-vertical-align="middle" draw:auto-grow-height="false"/>
    </style:style>
    <style:style style:name="gr19" style:family="graphic" style:parent-style-name="standard">
      <style:graphic-properties draw:stroke="none" svg:stroke-color="#000000" draw:fill="solid" draw:fill-color="#666666" draw:textarea-horizontal-align="justify" draw:textarea-vertical-align="middle" draw:auto-grow-height="false"/>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solid" svg:stroke-color="#808000" draw:fill="solid" draw:fill-color="#ffffcc" draw:textarea-horizontal-align="center" draw:textarea-vertical-align="middle"/>
    </style:style>
    <style:style style:name="gr22" style:family="graphic" style:parent-style-name="standard">
      <style:graphic-properties draw:stroke="none" draw:fill="solid" draw:fill-color="#808000" draw:textarea-horizontal-align="center" draw:textarea-vertical-align="middle"/>
    </style:style>
    <style:style style:name="gr23" style:family="graphic" style:parent-style-name="standard">
      <style:graphic-properties draw:stroke="none" draw:fill="solid" draw:fill-color="#666666" draw:textarea-horizontal-align="justify" draw:textarea-vertical-align="middle" draw:auto-grow-height="false"/>
    </style:style>
    <style:style style:name="gr24" style:family="graphic" style:parent-style-name="standard">
      <style:graphic-properties draw:stroke="none" svg:stroke-color="#666666" draw:fill="solid" draw:fill-color="#cccc00" draw:textarea-horizontal-align="justify" draw:textarea-vertical-align="middle" draw:auto-grow-height="false"/>
    </style:style>
    <style:style style:name="gr25" style:family="graphic" style:parent-style-name="standard">
      <style:graphic-properties draw:stroke="none" svg:stroke-color="#666666" draw:fill="solid" draw:fill-color="#b3b3b3" draw:textarea-horizontal-align="justify" draw:textarea-vertical-align="middle" draw:auto-grow-height="false"/>
    </style:style>
    <style:style style:name="gr26" style:family="graphic" style:parent-style-name="standard">
      <style:graphic-properties draw:stroke="none" svg:stroke-color="#000000" draw:fill="none" draw:fill-color="#ffffff" draw:textarea-horizontal-align="left" draw:auto-grow-height="true" draw:auto-grow-width="true" fo:min-height="0.797cm" fo:min-width="1.899cm"/>
    </style:style>
    <style:style style:name="gr27" style:family="graphic" style:parent-style-name="standard">
      <style:graphic-properties draw:stroke="solid" svg:stroke-color="#808000" draw:fill="solid" draw:fill-color="#ffff66"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797cm" fo:min-width="1.488cm"/>
    </style:style>
    <style:style style:name="gr29" style:family="graphic" style:parent-style-name="standard">
      <style:graphic-properties draw:stroke="none" svg:stroke-color="#000000" draw:fill="none" draw:fill-color="#ffffff" draw:textarea-horizontal-align="left" draw:auto-grow-height="true" draw:auto-grow-width="true" fo:min-height="1.593cm" fo:min-width="1.509cm"/>
    </style:style>
    <style:style style:name="gr30" style:family="graphic" style:parent-style-name="standard">
      <style:graphic-properties draw:stroke="none" svg:stroke-color="#000000" draw:fill="none" draw:fill-color="#ffffff" draw:textarea-horizontal-align="left" draw:auto-grow-height="true" draw:auto-grow-width="true" fo:min-height="0.797cm" fo:min-width="2.034cm"/>
    </style:style>
    <style:style style:name="gr31" style:family="graphic" style:parent-style-name="standard">
      <style:graphic-properties draw:stroke="none" svg:stroke-color="#000000" draw:fill="none" draw:fill-color="#ffffff" draw:textarea-horizontal-align="left" draw:auto-grow-height="true" draw:auto-grow-width="true" fo:min-height="0.797cm" fo:min-width="2.186cm"/>
    </style:style>
    <style:style style:name="gr32" style:family="graphic" style:parent-style-name="standard">
      <style:graphic-properties draw:stroke="none" svg:stroke-color="#000000" draw:fill="none" draw:fill-color="#ffffff" draw:textarea-horizontal-align="left" draw:auto-grow-height="true" draw:auto-grow-width="true" fo:min-height="0.797cm" fo:min-width="2.22cm"/>
    </style:style>
    <style:style style:name="gr33" style:family="graphic" style:parent-style-name="standard">
      <style:graphic-properties draw:stroke="none" draw:marker-start="" draw:fill-color="#ff3333" draw:opacity="50%" draw:textarea-horizontal-align="justify" draw:textarea-vertical-align="middle" draw:auto-grow-height="false" fo:min-height="1.25cm" fo:min-width="0.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none" draw:fill-color="#ffffff"/>
    </style:style>
    <style:style style:name="P5" style:family="paragraph">
      <loext:graphic-properties draw:fill="solid" draw:fill-color="#b3b3b3"/>
      <style:paragraph-properties fo:text-align="center"/>
    </style:style>
    <style:style style:name="P6" style:family="paragraph">
      <loext:graphic-properties draw:fill="solid" draw:fill-color="#808080"/>
      <style:paragraph-properties fo:text-align="center"/>
    </style:style>
    <style:style style:name="P7" style:family="paragraph">
      <loext:graphic-properties draw:fill="solid" draw:fill-color="#999999"/>
      <style:paragraph-properties fo:text-align="center"/>
    </style:style>
    <style:style style:name="P8" style:family="paragraph">
      <loext:graphic-properties draw:fill="solid" draw:fill-color="#ccffff"/>
      <style:paragraph-properties fo:text-align="center"/>
    </style:style>
    <style:style style:name="P9" style:family="paragraph">
      <loext:graphic-properties draw:fill="solid" draw:fill-color="#ffffff" draw:opacity-name="Transparency_20_7"/>
      <style:paragraph-properties fo:text-align="center"/>
    </style:style>
    <style:style style:name="P10" style:family="paragraph">
      <loext:graphic-properties draw:fill="solid" draw:fill-color="#cccccc"/>
      <style:paragraph-properties fo:text-align="center"/>
    </style:style>
    <style:style style:name="P11" style:family="paragraph">
      <loext:graphic-properties draw:fill="solid" draw:fill-color="#666666"/>
      <style:paragraph-properties fo:text-align="center"/>
    </style:style>
    <style:style style:name="P12" style:family="paragraph">
      <loext:graphic-properties draw:fill="solid" draw:fill-color="#ffffcc"/>
      <style:paragraph-properties fo:text-align="center"/>
    </style:style>
    <style:style style:name="P13" style:family="paragraph">
      <loext:graphic-properties draw:fill="solid" draw:fill-color="#808000"/>
      <style:paragraph-properties fo:text-align="center"/>
    </style:style>
    <style:style style:name="P14" style:family="paragraph">
      <loext:graphic-properties draw:fill="solid" draw:fill-color="#cccc00"/>
      <style:paragraph-properties fo:text-align="center"/>
    </style:style>
    <style:style style:name="P15" style:family="paragraph">
      <style:paragraph-properties fo:text-align="start"/>
    </style:style>
    <style:style style:name="P16" style:family="paragraph">
      <loext:graphic-properties draw:fill="none" draw:fill-color="#ffffff"/>
      <style:paragraph-properties fo:text-align="start"/>
      <style:text-properties fo:font-size="10pt" fo:font-weight="normal" style:font-size-asian="10pt" style:font-weight-asian="normal" style:font-size-complex="10pt" style:font-weight-complex="normal"/>
    </style:style>
    <style:style style:name="P17" style:family="paragraph">
      <loext:graphic-properties draw:fill="solid" draw:fill-color="#ffff66"/>
      <style:paragraph-properties fo:text-align="center"/>
    </style:style>
    <style:style style:name="P18" style:family="paragraph">
      <loext:graphic-properties draw:fill="none" draw:fill-color="#ffffff"/>
      <style:paragraph-properties fo:text-align="start"/>
      <style:text-properties fo:font-size="10pt" style:font-size-asian="10pt" style:font-size-complex="10pt"/>
    </style:style>
    <style:style style:name="P19" style:family="paragraph">
      <loext:graphic-properties draw:fill-color="#ff3333" draw:opacity="50%"/>
      <style:paragraph-properties fo:text-align="center"/>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5cm" svg:y1="1cm" svg:x2="5cm" svg:y2="12cm">
          <text:p/>
        </draw:line>
        <draw:custom-shape draw:style-name="gr2" draw:text-style-name="P1" xml:id="id2" draw:id="id2" draw:layer="layout" svg:width="5cm" svg:height="2cm" svg:x="9cm" svg:y="3cm">
          <text:p text:style-name="P2">alertr.de</text:p>
          <text:p text:style-name="P2">Push Service</text:p>
          <draw:enhanced-geometry svg:viewBox="0 0 21600 21600" draw:type="rectangle" draw:enhanced-path="M 0 0 L 21600 0 21600 21600 0 21600 0 0 Z N"/>
        </draw:custom-shape>
        <draw:frame draw:style-name="gr3" draw:text-style-name="P3" draw:layer="layout" svg:width="2.953cm" svg:height="0.962cm" svg:x="10.247cm" svg:y="1.038cm">
          <draw:text-box>
            <text:p text:style-name="P2">Internet</text:p>
          </draw:text-box>
        </draw:frame>
        <draw:frame draw:style-name="gr4" draw:text-style-name="P4" draw:layer="layout" svg:width="2.013cm" svg:height="0.962cm" svg:x="1.3cm" svg:y="1.038cm">
          <draw:text-box>
            <text:p>Local</text:p>
          </draw:text-box>
        </draw:frame>
        <draw:custom-shape draw:style-name="gr5" draw:text-style-name="P1" xml:id="id3" draw:id="id3" draw:layer="layout" svg:width="7.9cm" svg:height="4.3cm" svg:x="7.6cm" svg:y="7.4cm">
          <text:p text:style-name="P2">Google</text:p>
          <text:p text:style-name="P2">Firebas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svg:title>Smartphone</svg:title>
          <svg:desc>www.draw-shapes.de</svg:desc>
          <draw:custom-shape draw:style-name="gr6" draw:text-style-name="P5" draw:layer="layout" svg:width="0.975cm" svg:height="1.5cm" svg:x="2cm" svg:y="14.5cm">
            <text:p/>
            <draw:enhanced-geometry svg:viewBox="0 0 21600 21600" draw:glue-points="?f7 0 ?f6 ?f1 0 ?f10 ?f6 21600 ?f4 ?f10 21600 ?f9" draw:path-stretchpoint-x="10800" draw:path-stretchpoint-y="10800" draw:text-areas="0 ?f1 ?f4 ?f12" draw:type="cube" draw:modifiers="1416.676664667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7" draw:text-style-name="P6" draw:layer="layout" svg:width="0.91cm" svg:height="0.151cm" svg:x="2cm" svg:y="15.849cm">
            <text:p/>
          </draw:rect>
          <draw:custom-shape draw:style-name="gr8" draw:text-style-name="P7" draw:layer="layout" svg:width="0.91cm" svg:height="1.438cm" svg:x="2cm" svg:y="14.562cm">
            <text:p/>
            <draw:enhanced-geometry svg:viewBox="0 0 21600 21600" draw:path-stretchpoint-x="10800" draw:path-stretchpoint-y="10800" draw:text-areas="?f3 ?f4 ?f5 ?f6" draw:type="round-rectangle" draw:modifiers="2439.082922648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0.78cm" svg:height="1.094cm" svg:x="2.068cm" svg:y="14.682cm">
            <text:p/>
            <draw:enhanced-geometry svg:viewBox="0 0 21600 21600" draw:mirror-vertical="true" draw:mirror-horizontal="false" draw:type="rectangle" draw:enhanced-path="M 0 0 L 21600 0 21600 21600 0 21600 0 0 Z N"/>
          </draw:custom-shape>
          <draw:ellipse draw:style-name="gr10" draw:text-style-name="P9" draw:layer="layout" svg:width="0.628cm" svg:height="0.594cm" svg:x="2.065cm" svg:y="14.687cm">
            <text:p/>
          </draw:ellipse>
          <draw:custom-shape draw:style-name="gr11" draw:text-style-name="P10" draw:layer="layout" svg:width="0.163cm" svg:height="0.043cm" svg:x="2.201cm" svg:y="15.8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11" draw:layer="layout" svg:width="0.162cm" svg:height="0.063cm" svg:x="2.377cm" svg:y="14.5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0.131cm" svg:height="0.125cm" svg:x="2.396cm" svg:y="15.83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 draw:text-style-name="P10" draw:layer="layout" svg:width="0.162cm" svg:height="0.044cm" svg:x="2.553cm" svg:y="15.8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svg:title>Smartphone</svg:title>
          <svg:desc>www.draw-shapes.de</svg:desc>
          <draw:custom-shape draw:style-name="gr13" draw:text-style-name="P5" draw:layer="layout" svg:width="0.975cm" svg:height="1.5cm" svg:x="12.014cm" svg:y="14.4cm">
            <text:p/>
            <draw:enhanced-geometry svg:viewBox="0 0 21600 21600" draw:glue-points="?f7 0 ?f6 ?f1 0 ?f10 ?f6 21600 ?f4 ?f10 21600 ?f9" draw:path-stretchpoint-x="10800" draw:path-stretchpoint-y="10800" draw:text-areas="0 ?f1 ?f4 ?f12" draw:type="cube" draw:modifiers="1416.676664667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14" draw:text-style-name="P6" draw:layer="layout" svg:width="0.91cm" svg:height="0.151cm" svg:x="12.014cm" svg:y="15.749cm">
            <text:p/>
          </draw:rect>
          <draw:custom-shape draw:style-name="gr15" draw:text-style-name="P7" draw:layer="layout" svg:width="0.91cm" svg:height="1.438cm" svg:x="12.014cm" svg:y="14.462cm">
            <text:p/>
            <draw:enhanced-geometry svg:viewBox="0 0 21600 21600" draw:path-stretchpoint-x="10800" draw:path-stretchpoint-y="10800" draw:text-areas="?f3 ?f4 ?f5 ?f6" draw:type="round-rectangle" draw:modifiers="2439.082922648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0.78cm" svg:height="1.094cm" svg:x="12.082cm" svg:y="14.582cm">
            <text:p/>
            <draw:enhanced-geometry svg:viewBox="0 0 21600 21600" draw:mirror-vertical="true" draw:mirror-horizontal="false" draw:type="rectangle" draw:enhanced-path="M 0 0 L 21600 0 21600 21600 0 21600 0 0 Z N"/>
          </draw:custom-shape>
          <draw:ellipse draw:style-name="gr17" draw:text-style-name="P9" draw:layer="layout" svg:width="0.628cm" svg:height="0.594cm" svg:x="12.079cm" svg:y="14.587cm">
            <text:p/>
          </draw:ellipse>
          <draw:custom-shape draw:style-name="gr18" draw:text-style-name="P10" draw:layer="layout" svg:width="0.163cm" svg:height="0.043cm" svg:x="12.215cm" svg:y="15.7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1" draw:layer="layout" svg:width="0.162cm" svg:height="0.063cm" svg:x="12.391cm" svg:y="14.4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0.131cm" svg:height="0.125cm" svg:x="12.41cm" svg:y="15.73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8" draw:text-style-name="P10" draw:layer="layout" svg:width="0.162cm" svg:height="0.044cm" svg:x="12.567cm" svg:y="15.7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xml:id="id5" draw:id="id5">
          <svg:title>Smartphone</svg:title>
          <svg:desc>www.draw-shapes.de</svg:desc>
          <draw:custom-shape draw:style-name="gr13" draw:text-style-name="P5" draw:layer="layout" svg:width="0.975cm" svg:height="1.5cm" svg:x="17cm" svg:y="14.4cm">
            <text:p/>
            <draw:enhanced-geometry svg:viewBox="0 0 21600 21600" draw:glue-points="?f7 0 ?f6 ?f1 0 ?f10 ?f6 21600 ?f4 ?f10 21600 ?f9" draw:path-stretchpoint-x="10800" draw:path-stretchpoint-y="10800" draw:text-areas="0 ?f1 ?f4 ?f12" draw:type="cube" draw:modifiers="1416.676664667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14" draw:text-style-name="P6" draw:layer="layout" svg:width="0.91cm" svg:height="0.151cm" svg:x="17cm" svg:y="15.749cm">
            <text:p/>
          </draw:rect>
          <draw:custom-shape draw:style-name="gr15" draw:text-style-name="P7" draw:layer="layout" svg:width="0.91cm" svg:height="1.438cm" svg:x="17cm" svg:y="14.462cm">
            <text:p/>
            <draw:enhanced-geometry svg:viewBox="0 0 21600 21600" draw:path-stretchpoint-x="10800" draw:path-stretchpoint-y="10800" draw:text-areas="?f3 ?f4 ?f5 ?f6" draw:type="round-rectangle" draw:modifiers="2439.082922648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0.78cm" svg:height="1.094cm" svg:x="17.068cm" svg:y="14.582cm">
            <text:p/>
            <draw:enhanced-geometry svg:viewBox="0 0 21600 21600" draw:mirror-vertical="true" draw:mirror-horizontal="false" draw:type="rectangle" draw:enhanced-path="M 0 0 L 21600 0 21600 21600 0 21600 0 0 Z N"/>
          </draw:custom-shape>
          <draw:ellipse draw:style-name="gr17" draw:text-style-name="P9" draw:layer="layout" svg:width="0.628cm" svg:height="0.594cm" svg:x="17.065cm" svg:y="14.587cm">
            <text:p/>
          </draw:ellipse>
          <draw:custom-shape draw:style-name="gr18" draw:text-style-name="P10" draw:layer="layout" svg:width="0.163cm" svg:height="0.043cm" svg:x="17.201cm" svg:y="15.7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1" draw:layer="layout" svg:width="0.162cm" svg:height="0.063cm" svg:x="17.377cm" svg:y="14.4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0.131cm" svg:height="0.125cm" svg:x="17.396cm" svg:y="15.73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8" draw:text-style-name="P10" draw:layer="layout" svg:width="0.162cm" svg:height="0.044cm" svg:x="17.553cm" svg:y="15.7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onnector draw:style-name="gr20" draw:text-style-name="P1" draw:layer="layout" draw:type="line" svg:x1="4cm" svg:y1="4cm" svg:x2="9cm" svg:y2="4cm" draw:start-shape="id1" draw:start-glue-point="1" draw:end-shape="id2" draw:end-glue-point="3" svg:d="M4000 4000h5000" svg:viewBox="0 0 5001 1">
          <text:p/>
        </draw:connector>
        <draw:connector draw:style-name="gr20" draw:text-style-name="P1" draw:layer="layout" draw:type="line" svg:x1="11.5cm" svg:y1="5cm" svg:x2="11.55cm" svg:y2="7.4cm" draw:start-shape="id2" draw:start-glue-point="2" draw:end-shape="id3" draw:end-glue-point="0" svg:d="M11500 5000l50 2400" svg:viewBox="0 0 51 2401">
          <text:p/>
        </draw:connector>
        <draw:connector draw:style-name="gr20" draw:text-style-name="P1" draw:layer="layout" draw:type="line" svg:x1="11.55cm" svg:y1="11.7cm" svg:x2="2.487cm" svg:y2="14.5cm" draw:start-shape="id3" draw:start-glue-point="2" draw:end-shape="id4" draw:end-glue-point="0" svg:d="M11550 11700l-9063 2800" svg:viewBox="0 0 9064 2801">
          <text:p/>
        </draw:connector>
        <draw:connector draw:style-name="gr20" draw:text-style-name="P1" draw:layer="layout" draw:type="line" svg:x1="11.55cm" svg:y1="11.7cm" svg:x2="17.487cm" svg:y2="14.4cm" draw:start-shape="id3" draw:start-glue-point="2" draw:end-shape="id5" draw:end-glue-point="0" svg:d="M11550 11700l5937 2700" svg:viewBox="0 0 5938 2701">
          <text:p/>
        </draw:connector>
        <draw:g>
          <svg:title>Message</svg:title>
          <svg:desc>www.draw-shapes.de</svg:desc>
          <draw:rect draw:style-name="gr21" draw:text-style-name="P12" draw:layer="layout" svg:width="1.5cm" svg:height="0.867cm" svg:x="10.8cm" svg:y="5.5cm">
            <text:p/>
          </draw:rect>
          <draw:rect draw:style-name="gr22" draw:text-style-name="P13" draw:layer="layout" svg:width="0.561cm" svg:height="0.049cm" svg:x="10.963cm" svg:y="6.17cm">
            <text:p/>
          </draw:rect>
          <draw:rect draw:style-name="gr22" draw:text-style-name="P13" draw:layer="layout" svg:width="0.561cm" svg:height="0.047cm" svg:x="10.963cm" svg:y="6.059cm">
            <text:p/>
          </draw:rect>
          <draw:rect draw:style-name="gr22" draw:text-style-name="P13" draw:layer="layout" svg:width="0.249cm" svg:height="0.295cm" svg:x="11.926cm" svg:y="5.638cm">
            <text:p/>
          </draw:rect>
          <draw:rect draw:style-name="gr22" draw:text-style-name="P13" draw:layer="layout" svg:width="0.561cm" svg:height="0.047cm" svg:x="10.963cm" svg:y="5.949cm">
            <text:p/>
          </draw:rect>
          <draw:custom-shape draw:style-name="gr23" draw:text-style-name="P11" draw:layer="layout" svg:width="0.312cm" svg:height="0.31cm" svg:x="11.763cm" svg:y="5.686cm">
            <text:p/>
            <draw:enhanced-geometry svg:viewBox="0 0 21600 21600" draw:glue-points="10800 0 3163 3163 0 10800 3163 18437 10800 21600 18437 18437 21600 10800 18437 3163" draw:text-areas="3163 3163 18437 18437" draw:type="ring" draw:modifiers="1579.856115107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svg:title>Encryption</svg:title>
          <svg:desc>www.draw-shapes.de</svg:desc>
          <draw:custom-shape draw:style-name="gr24" draw:text-style-name="P14" draw:layer="layout" svg:width="0.7cm" svg:height="0.629cm" svg:x="11.2cm" svg:y="5.776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 draw:text-style-name="P5" draw:layer="layout" svg:width="0.479cm" svg:height="0.466cm" svg:x="11.31cm" svg:y="5.4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5" draw:text-style-name="P5" draw:layer="layout" svg:width="0.082cm" svg:height="0.197cm" svg:x="11.31cm" svg:y="5.628cm">
            <text:p/>
            <draw:enhanced-geometry svg:viewBox="0 0 21600 21600" draw:type="rectangle" draw:enhanced-path="M 0 0 L 21600 0 21600 21600 0 21600 0 0 Z N"/>
          </draw:custom-shape>
          <draw:custom-shape draw:style-name="gr25" draw:text-style-name="P5" draw:layer="layout" svg:width="0.081cm" svg:height="0.037cm" svg:x="11.31cm" svg:y="5.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082cm" svg:height="0.198cm" svg:x="11.707cm" svg:y="5.628cm">
            <text:p/>
            <draw:enhanced-geometry svg:viewBox="0 0 21600 21600" draw:type="rectangle" draw:enhanced-path="M 0 0 L 21600 0 21600 21600 0 21600 0 0 Z N"/>
          </draw:custom-shape>
          <draw:custom-shape draw:style-name="gr25" draw:text-style-name="P5" draw:layer="layout" svg:width="0.081cm" svg:height="0.038cm" svg:x="11.707cm" svg:y="5.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svg:title>Message</svg:title>
          <svg:desc>www.draw-shapes.de</svg:desc>
          <draw:rect draw:style-name="gr21" draw:text-style-name="P12" draw:layer="layout" svg:width="1.5cm" svg:height="0.867cm" svg:x="13.4cm" svg:y="12.495cm">
            <text:p/>
          </draw:rect>
          <draw:rect draw:style-name="gr22" draw:text-style-name="P13" draw:layer="layout" svg:width="0.561cm" svg:height="0.049cm" svg:x="13.563cm" svg:y="13.165cm">
            <text:p/>
          </draw:rect>
          <draw:rect draw:style-name="gr22" draw:text-style-name="P13" draw:layer="layout" svg:width="0.561cm" svg:height="0.047cm" svg:x="13.563cm" svg:y="13.054cm">
            <text:p/>
          </draw:rect>
          <draw:rect draw:style-name="gr22" draw:text-style-name="P13" draw:layer="layout" svg:width="0.249cm" svg:height="0.295cm" svg:x="14.526cm" svg:y="12.633cm">
            <text:p/>
          </draw:rect>
          <draw:rect draw:style-name="gr22" draw:text-style-name="P13" draw:layer="layout" svg:width="0.561cm" svg:height="0.047cm" svg:x="13.563cm" svg:y="12.944cm">
            <text:p/>
          </draw:rect>
          <draw:custom-shape draw:style-name="gr23" draw:text-style-name="P11" draw:layer="layout" svg:width="0.312cm" svg:height="0.31cm" svg:x="14.363cm" svg:y="12.681cm">
            <text:p/>
            <draw:enhanced-geometry svg:viewBox="0 0 21600 21600" draw:glue-points="10800 0 3163 3163 0 10800 3163 18437 10800 21600 18437 18437 21600 10800 18437 3163" draw:text-areas="3163 3163 18437 18437" draw:type="ring" draw:modifiers="1579.856115107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svg:title>Encryption</svg:title>
          <svg:desc>www.draw-shapes.de</svg:desc>
          <draw:custom-shape draw:style-name="gr24" draw:text-style-name="P14" draw:layer="layout" svg:width="0.7cm" svg:height="0.629cm" svg:x="13.8cm" svg:y="12.771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 draw:text-style-name="P5" draw:layer="layout" svg:width="0.479cm" svg:height="0.466cm" svg:x="13.91cm" svg:y="12.395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5" draw:text-style-name="P5" draw:layer="layout" svg:width="0.082cm" svg:height="0.197cm" svg:x="13.91cm" svg:y="12.623cm">
            <text:p/>
            <draw:enhanced-geometry svg:viewBox="0 0 21600 21600" draw:type="rectangle" draw:enhanced-path="M 0 0 L 21600 0 21600 21600 0 21600 0 0 Z N"/>
          </draw:custom-shape>
          <draw:custom-shape draw:style-name="gr25" draw:text-style-name="P5" draw:layer="layout" svg:width="0.081cm" svg:height="0.037cm" svg:x="13.91cm" svg:y="12.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082cm" svg:height="0.198cm" svg:x="14.307cm" svg:y="12.623cm">
            <text:p/>
            <draw:enhanced-geometry svg:viewBox="0 0 21600 21600" draw:type="rectangle" draw:enhanced-path="M 0 0 L 21600 0 21600 21600 0 21600 0 0 Z N"/>
          </draw:custom-shape>
          <draw:custom-shape draw:style-name="gr25" draw:text-style-name="P5" draw:layer="layout" svg:width="0.081cm" svg:height="0.038cm" svg:x="14.307cm" svg:y="12.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svg:title>Message</svg:title>
          <svg:desc>www.draw-shapes.de</svg:desc>
          <draw:rect draw:style-name="gr21" draw:text-style-name="P12" draw:layer="layout" svg:width="1.5cm" svg:height="0.867cm" svg:x="5.7cm" svg:y="12.695cm">
            <text:p/>
          </draw:rect>
          <draw:rect draw:style-name="gr22" draw:text-style-name="P13" draw:layer="layout" svg:width="0.561cm" svg:height="0.049cm" svg:x="5.863cm" svg:y="13.365cm">
            <text:p/>
          </draw:rect>
          <draw:rect draw:style-name="gr22" draw:text-style-name="P13" draw:layer="layout" svg:width="0.561cm" svg:height="0.047cm" svg:x="5.863cm" svg:y="13.254cm">
            <text:p/>
          </draw:rect>
          <draw:rect draw:style-name="gr22" draw:text-style-name="P13" draw:layer="layout" svg:width="0.249cm" svg:height="0.295cm" svg:x="6.826cm" svg:y="12.833cm">
            <text:p/>
          </draw:rect>
          <draw:rect draw:style-name="gr22" draw:text-style-name="P13" draw:layer="layout" svg:width="0.561cm" svg:height="0.047cm" svg:x="5.863cm" svg:y="13.144cm">
            <text:p/>
          </draw:rect>
          <draw:custom-shape draw:style-name="gr23" draw:text-style-name="P11" draw:layer="layout" svg:width="0.312cm" svg:height="0.31cm" svg:x="6.663cm" svg:y="12.881cm">
            <text:p/>
            <draw:enhanced-geometry svg:viewBox="0 0 21600 21600" draw:glue-points="10800 0 3163 3163 0 10800 3163 18437 10800 21600 18437 18437 21600 10800 18437 3163" draw:text-areas="3163 3163 18437 18437" draw:type="ring" draw:modifiers="1579.856115107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svg:title>Encryption</svg:title>
          <svg:desc>www.draw-shapes.de</svg:desc>
          <draw:custom-shape draw:style-name="gr24" draw:text-style-name="P14" draw:layer="layout" svg:width="0.7cm" svg:height="0.629cm" svg:x="6.1cm" svg:y="12.971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 draw:text-style-name="P5" draw:layer="layout" svg:width="0.479cm" svg:height="0.466cm" svg:x="6.21cm" svg:y="12.595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5" draw:text-style-name="P5" draw:layer="layout" svg:width="0.082cm" svg:height="0.197cm" svg:x="6.21cm" svg:y="12.823cm">
            <text:p/>
            <draw:enhanced-geometry svg:viewBox="0 0 21600 21600" draw:type="rectangle" draw:enhanced-path="M 0 0 L 21600 0 21600 21600 0 21600 0 0 Z N"/>
          </draw:custom-shape>
          <draw:custom-shape draw:style-name="gr25" draw:text-style-name="P5" draw:layer="layout" svg:width="0.081cm" svg:height="0.037cm" svg:x="6.21cm" svg:y="13.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082cm" svg:height="0.198cm" svg:x="6.607cm" svg:y="12.823cm">
            <text:p/>
            <draw:enhanced-geometry svg:viewBox="0 0 21600 21600" draw:type="rectangle" draw:enhanced-path="M 0 0 L 21600 0 21600 21600 0 21600 0 0 Z N"/>
          </draw:custom-shape>
          <draw:custom-shape draw:style-name="gr25" draw:text-style-name="P5" draw:layer="layout" svg:width="0.081cm" svg:height="0.038cm" svg:x="6.607cm" svg:y="13.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svg:title>Message</svg:title>
          <svg:desc>www.draw-shapes.de</svg:desc>
          <draw:rect draw:style-name="gr21" draw:text-style-name="P12" draw:layer="layout" svg:width="1.5cm" svg:height="0.867cm" svg:x="16.7cm" svg:y="17.933cm">
            <text:p/>
          </draw:rect>
          <draw:rect draw:style-name="gr22" draw:text-style-name="P13" draw:layer="layout" svg:width="0.561cm" svg:height="0.049cm" svg:x="16.863cm" svg:y="18.603cm">
            <text:p/>
          </draw:rect>
          <draw:rect draw:style-name="gr22" draw:text-style-name="P13" draw:layer="layout" svg:width="0.561cm" svg:height="0.047cm" svg:x="16.863cm" svg:y="18.492cm">
            <text:p/>
          </draw:rect>
          <draw:rect draw:style-name="gr22" draw:text-style-name="P13" draw:layer="layout" svg:width="0.249cm" svg:height="0.295cm" svg:x="17.826cm" svg:y="18.071cm">
            <text:p/>
          </draw:rect>
          <draw:rect draw:style-name="gr22" draw:text-style-name="P13" draw:layer="layout" svg:width="0.561cm" svg:height="0.047cm" svg:x="16.863cm" svg:y="18.382cm">
            <text:p/>
          </draw:rect>
          <draw:custom-shape draw:style-name="gr23" draw:text-style-name="P11" draw:layer="layout" svg:width="0.312cm" svg:height="0.31cm" svg:x="17.663cm" svg:y="18.119cm">
            <text:p/>
            <draw:enhanced-geometry svg:viewBox="0 0 21600 21600" draw:glue-points="10800 0 3163 3163 0 10800 3163 18437 10800 21600 18437 18437 21600 10800 18437 3163" draw:text-areas="3163 3163 18437 18437" draw:type="ring" draw:modifiers="1579.856115107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onnector draw:style-name="gr20" draw:text-style-name="P1" draw:layer="layout" draw:type="line" svg:x1="17.487cm" svg:y1="15.9cm" svg:x2="17.497cm" svg:y2="17.991cm" draw:start-shape="id5" draw:start-glue-point="2" svg:d="M17487 15900l10 2091" svg:viewBox="0 0 11 2092">
          <text:p/>
        </draw:connector>
        <draw:connector draw:style-name="gr20" draw:text-style-name="P1" draw:layer="layout" draw:type="line" svg:x1="2.487cm" svg:y1="16cm" svg:x2="2.488cm" svg:y2="18.039cm" draw:start-shape="id4" draw:start-glue-point="2" svg:d="M2487 16000l1 2039" svg:viewBox="0 0 2 2040">
          <text:p/>
        </draw:connector>
        <draw:g>
          <svg:title>Message</svg:title>
          <svg:desc>www.draw-shapes.de</svg:desc>
          <draw:rect draw:style-name="gr21" draw:text-style-name="P12" draw:layer="layout" svg:width="1.5cm" svg:height="0.867cm" svg:x="1.7cm" svg:y="18cm">
            <text:p/>
          </draw:rect>
          <draw:rect draw:style-name="gr22" draw:text-style-name="P13" draw:layer="layout" svg:width="0.561cm" svg:height="0.049cm" svg:x="1.863cm" svg:y="18.67cm">
            <text:p/>
          </draw:rect>
          <draw:rect draw:style-name="gr22" draw:text-style-name="P13" draw:layer="layout" svg:width="0.561cm" svg:height="0.047cm" svg:x="1.863cm" svg:y="18.559cm">
            <text:p/>
          </draw:rect>
          <draw:rect draw:style-name="gr22" draw:text-style-name="P13" draw:layer="layout" svg:width="0.249cm" svg:height="0.295cm" svg:x="2.826cm" svg:y="18.138cm">
            <text:p/>
          </draw:rect>
          <draw:rect draw:style-name="gr22" draw:text-style-name="P13" draw:layer="layout" svg:width="0.561cm" svg:height="0.047cm" svg:x="1.863cm" svg:y="18.449cm">
            <text:p/>
          </draw:rect>
          <draw:custom-shape draw:style-name="gr23" draw:text-style-name="P11" draw:layer="layout" svg:width="0.312cm" svg:height="0.31cm" svg:x="2.663cm" svg:y="18.186cm">
            <text:p/>
            <draw:enhanced-geometry svg:viewBox="0 0 21600 21600" draw:glue-points="10800 0 3163 3163 0 10800 3163 18437 10800 21600 18437 18437 21600 10800 18437 3163" draw:text-areas="3163 3163 18437 18437" draw:type="ring" draw:modifiers="1579.856115107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svg:title>Encryption</svg:title>
          <svg:desc>www.draw-shapes.de</svg:desc>
          <draw:custom-shape draw:style-name="gr24" draw:text-style-name="P14" draw:layer="layout" svg:width="0.7cm" svg:height="0.629cm" svg:x="2.1cm" svg:y="18.276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 draw:text-style-name="P5" draw:layer="layout" svg:width="0.479cm" svg:height="0.466cm" svg:x="2.21cm" svg:y="17.9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5" draw:text-style-name="P5" draw:layer="layout" svg:width="0.082cm" svg:height="0.197cm" svg:x="2.21cm" svg:y="18.128cm">
            <text:p/>
            <draw:enhanced-geometry svg:viewBox="0 0 21600 21600" draw:type="rectangle" draw:enhanced-path="M 0 0 L 21600 0 21600 21600 0 21600 0 0 Z N"/>
          </draw:custom-shape>
          <draw:custom-shape draw:style-name="gr25" draw:text-style-name="P5" draw:layer="layout" svg:width="0.081cm" svg:height="0.037cm" svg:x="2.21cm" svg:y="18.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082cm" svg:height="0.198cm" svg:x="2.607cm" svg:y="18.128cm">
            <text:p/>
            <draw:enhanced-geometry svg:viewBox="0 0 21600 21600" draw:type="rectangle" draw:enhanced-path="M 0 0 L 21600 0 21600 21600 0 21600 0 0 Z N"/>
          </draw:custom-shape>
          <draw:custom-shape draw:style-name="gr25" draw:text-style-name="P5" draw:layer="layout" svg:width="0.081cm" svg:height="0.038cm" svg:x="2.607cm" svg:y="18.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6" draw:text-style-name="P16" draw:layer="layout" svg:width="2.399cm" svg:height="1.047cm" svg:x="2.7cm" svg:y="16.353cm">
          <draw:text-box>
            <text:p text:style-name="P15"><text:span text:style-name="T1">Secret:</text:span></text:p>
            <text:p text:style-name="P15"><text:span text:style-name="T2">?????</text:span></text:p>
          </draw:text-box>
        </draw:frame>
        <draw:polygon draw:style-name="gr27" draw:text-style-name="P17" draw:layer="layout" svg:width="0.511cm" svg:height="1.099cm" svg:x="2.3cm" svg:y="16.3cm" svg:viewBox="0 0 512 1100" draw:points="0,0 228,504 0,550 512,1100 284,596 512,550">
          <svg:title>Flash</svg:title>
          <svg:desc>www.draw-shapes.de</svg:desc>
          <text:p/>
        </draw:polygon>
        <draw:frame draw:style-name="gr28" draw:text-style-name="P16" draw:layer="layout" svg:width="1.988cm" svg:height="1.047cm" svg:x="17.5cm" svg:y="16.253cm">
          <draw:text-box>
            <text:p text:style-name="P15"><text:span text:style-name="T1">Secret:</text:span></text:p>
            <text:p text:style-name="P15"><text:span text:style-name="T2">MySecret</text:span></text:p>
          </draw:text-box>
        </draw:frame>
        <draw:frame draw:style-name="gr29" draw:text-style-name="P18" draw:layer="layout" svg:width="2.009cm" svg:height="1.843cm" svg:x="5.191cm" svg:y="1.6cm">
          <draw:text-box>
            <text:p text:style-name="P15"><text:span text:style-name="T1">Channel:</text:span></text:p>
            <text:p text:style-name="P15"><text:span text:style-name="T3">MyAlarm</text:span></text:p>
            <text:p text:style-name="P15"><text:span text:style-name="T1">Secret:</text:span></text:p>
            <text:p text:style-name="P15"><text:span text:style-name="T2">MySecret</text:span></text:p>
          </draw:text-box>
        </draw:frame>
        <draw:line draw:style-name="gr1" draw:text-style-name="P1" draw:layer="layout" svg:x1="0cm" svg:y1="12cm" svg:x2="20.3cm" svg:y2="12cm">
          <text:p/>
        </draw:line>
        <draw:frame draw:style-name="gr30" draw:text-style-name="P18" draw:layer="layout" svg:width="2.534cm" svg:height="1.047cm" svg:x="2.891cm" svg:y="14.553cm">
          <draw:text-box>
            <text:p text:style-name="P15"><text:span text:style-name="T1">Subscribed:</text:span></text:p>
            <text:p text:style-name="P15"><text:span text:style-name="T3">MyAlarm</text:span></text:p>
          </draw:text-box>
        </draw:frame>
        <draw:frame draw:style-name="gr30" draw:text-style-name="P18" draw:layer="layout" svg:width="2.534cm" svg:height="1.047cm" svg:x="17.9cm" svg:y="14.5cm">
          <draw:text-box>
            <text:p text:style-name="P15"><text:span text:style-name="T1">Subscribed:</text:span></text:p>
            <text:p text:style-name="P15"><text:span text:style-name="T3">MyAlarm</text:span></text:p>
          </draw:text-box>
        </draw:frame>
        <draw:frame draw:style-name="gr31" draw:text-style-name="P18" draw:layer="layout" svg:width="2.686cm" svg:height="1.047cm" svg:x="12.914cm" svg:y="14.5cm">
          <draw:text-box>
            <text:p text:style-name="P15"><text:span text:style-name="T1">Subscribed:</text:span></text:p>
            <text:p text:style-name="P15"><text:span text:style-name="T3">OtherChannel</text:span></text:p>
          </draw:text-box>
        </draw:frame>
        <draw:g>
          <svg:title>Smartphone</svg:title>
          <svg:desc>www.draw-shapes.de</svg:desc>
          <draw:custom-shape draw:style-name="gr13" draw:text-style-name="P5" draw:layer="layout" svg:width="0.975cm" svg:height="1.5cm" svg:x="6.6cm" svg:y="14.4cm">
            <text:p/>
            <draw:enhanced-geometry svg:viewBox="0 0 21600 21600" draw:glue-points="?f7 0 ?f6 ?f1 0 ?f10 ?f6 21600 ?f4 ?f10 21600 ?f9" draw:path-stretchpoint-x="10800" draw:path-stretchpoint-y="10800" draw:text-areas="0 ?f1 ?f4 ?f12" draw:type="cube" draw:modifiers="1416.676664667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14" draw:text-style-name="P6" draw:layer="layout" svg:width="0.91cm" svg:height="0.151cm" svg:x="6.6cm" svg:y="15.749cm">
            <text:p/>
          </draw:rect>
          <draw:custom-shape draw:style-name="gr15" draw:text-style-name="P7" draw:layer="layout" svg:width="0.91cm" svg:height="1.438cm" svg:x="6.6cm" svg:y="14.462cm">
            <text:p/>
            <draw:enhanced-geometry svg:viewBox="0 0 21600 21600" draw:path-stretchpoint-x="10800" draw:path-stretchpoint-y="10800" draw:text-areas="?f3 ?f4 ?f5 ?f6" draw:type="round-rectangle" draw:modifiers="2439.082922648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0.78cm" svg:height="1.094cm" svg:x="6.668cm" svg:y="14.582cm">
            <text:p/>
            <draw:enhanced-geometry svg:viewBox="0 0 21600 21600" draw:mirror-vertical="true" draw:mirror-horizontal="false" draw:type="rectangle" draw:enhanced-path="M 0 0 L 21600 0 21600 21600 0 21600 0 0 Z N"/>
          </draw:custom-shape>
          <draw:ellipse draw:style-name="gr17" draw:text-style-name="P9" draw:layer="layout" svg:width="0.628cm" svg:height="0.594cm" svg:x="6.665cm" svg:y="14.587cm">
            <text:p/>
          </draw:ellipse>
          <draw:custom-shape draw:style-name="gr18" draw:text-style-name="P10" draw:layer="layout" svg:width="0.163cm" svg:height="0.043cm" svg:x="6.801cm" svg:y="15.7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1" draw:layer="layout" svg:width="0.162cm" svg:height="0.063cm" svg:x="6.977cm" svg:y="14.4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0.131cm" svg:height="0.125cm" svg:x="6.996cm" svg:y="15.73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8" draw:text-style-name="P10" draw:layer="layout" svg:width="0.162cm" svg:height="0.044cm" svg:x="7.153cm" svg:y="15.7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draw:style-name="gr32" draw:text-style-name="P18" draw:layer="layout" svg:width="2.72cm" svg:height="1.047cm" svg:x="7.5cm" svg:y="14.5cm">
          <draw:text-box>
            <text:p text:style-name="P15"><text:span text:style-name="T1">Subscribed:</text:span></text:p>
            <text:p text:style-name="P15"><text:span text:style-name="T3">SomeChannel</text:span></text:p>
          </draw:text-box>
        </draw:frame>
        <draw:custom-shape draw:style-name="gr2" draw:text-style-name="P1" xml:id="id1" draw:id="id1" draw:layer="layout" svg:width="4cm" svg:height="2cm" svg:x="0cm" svg:y="3cm">
          <text:p text:style-name="P2">Push Client</text:p>
          <draw:enhanced-geometry svg:viewBox="0 0 21600 21600" draw:type="rectangle" draw:enhanced-path="M 0 0 L 21600 0 21600 21600 0 21600 0 0 Z N"/>
        </draw:custom-shape>
        <draw:g>
          <svg:title>Message</svg:title>
          <svg:desc>www.draw-shapes.de</svg:desc>
          <draw:rect draw:style-name="gr21" draw:text-style-name="P12" draw:layer="layout" svg:width="1.5cm" svg:height="0.867cm" svg:x="5.4cm" svg:y="3.6cm">
            <text:p/>
          </draw:rect>
          <draw:rect draw:style-name="gr22" draw:text-style-name="P13" draw:layer="layout" svg:width="0.561cm" svg:height="0.049cm" svg:x="5.563cm" svg:y="4.27cm">
            <text:p/>
          </draw:rect>
          <draw:rect draw:style-name="gr22" draw:text-style-name="P13" draw:layer="layout" svg:width="0.561cm" svg:height="0.047cm" svg:x="5.563cm" svg:y="4.159cm">
            <text:p/>
          </draw:rect>
          <draw:rect draw:style-name="gr22" draw:text-style-name="P13" draw:layer="layout" svg:width="0.249cm" svg:height="0.295cm" svg:x="6.526cm" svg:y="3.738cm">
            <text:p/>
          </draw:rect>
          <draw:rect draw:style-name="gr22" draw:text-style-name="P13" draw:layer="layout" svg:width="0.561cm" svg:height="0.047cm" svg:x="5.563cm" svg:y="4.049cm">
            <text:p/>
          </draw:rect>
          <draw:custom-shape draw:style-name="gr23" draw:text-style-name="P11" draw:layer="layout" svg:width="0.312cm" svg:height="0.31cm" svg:x="6.363cm" svg:y="3.786cm">
            <text:p/>
            <draw:enhanced-geometry svg:viewBox="0 0 21600 21600" draw:glue-points="10800 0 3163 3163 0 10800 3163 18437 10800 21600 18437 18437 21600 10800 18437 3163" draw:text-areas="3163 3163 18437 18437" draw:type="ring" draw:modifiers="1579.856115107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svg:title>Encryption</svg:title>
          <svg:desc>www.draw-shapes.de</svg:desc>
          <draw:custom-shape draw:style-name="gr24" draw:text-style-name="P14" draw:layer="layout" svg:width="0.7cm" svg:height="0.629cm" svg:x="5.8cm" svg:y="3.876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 draw:text-style-name="P5" draw:layer="layout" svg:width="0.479cm" svg:height="0.466cm" svg:x="5.91cm" svg:y="3.5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5" draw:text-style-name="P5" draw:layer="layout" svg:width="0.082cm" svg:height="0.197cm" svg:x="5.91cm" svg:y="3.728cm">
            <text:p/>
            <draw:enhanced-geometry svg:viewBox="0 0 21600 21600" draw:type="rectangle" draw:enhanced-path="M 0 0 L 21600 0 21600 21600 0 21600 0 0 Z N"/>
          </draw:custom-shape>
          <draw:custom-shape draw:style-name="gr25" draw:text-style-name="P5" draw:layer="layout" svg:width="0.081cm" svg:height="0.037cm" svg:x="5.91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draw:layer="layout" svg:width="0.082cm" svg:height="0.198cm" svg:x="6.307cm" svg:y="3.728cm">
            <text:p/>
            <draw:enhanced-geometry svg:viewBox="0 0 21600 21600" draw:type="rectangle" draw:enhanced-path="M 0 0 L 21600 0 21600 21600 0 21600 0 0 Z N"/>
          </draw:custom-shape>
          <draw:custom-shape draw:style-name="gr25" draw:text-style-name="P5" draw:layer="layout" svg:width="0.081cm" svg:height="0.038cm" svg:x="6.307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9" draw:text-style-name="P18" draw:layer="layout" svg:width="2.009cm" svg:height="1.843cm" svg:x="12.3cm" svg:y="4.957cm">
          <draw:text-box>
            <text:p text:style-name="P15"><text:span text:style-name="T1">Channel:</text:span></text:p>
            <text:p text:style-name="P15"><text:span text:style-name="T3">MyAlarm</text:span></text:p>
            <text:p text:style-name="P15"><text:span text:style-name="T1">Secret:</text:span></text:p>
            <text:p text:style-name="P15"><text:span text:style-name="T2">MySecret</text:span></text:p>
          </draw:text-box>
        </draw:frame>
        <draw:frame draw:style-name="gr29" draw:text-style-name="P18" draw:layer="layout" svg:width="2.009cm" svg:height="1.843cm" svg:x="15.6cm" svg:y="11.957cm">
          <draw:text-box>
            <text:p text:style-name="P15"><text:span text:style-name="T1">Channel:</text:span></text:p>
            <text:p text:style-name="P15"><text:span text:style-name="T3">MyAlarm</text:span></text:p>
            <text:p text:style-name="P15"><text:span text:style-name="T1">Secret:</text:span></text:p>
            <text:p text:style-name="P15"><text:span text:style-name="T2">MySecret</text:span></text:p>
          </draw:text-box>
        </draw:frame>
        <draw:frame draw:style-name="gr29" draw:text-style-name="P18" draw:layer="layout" svg:width="2.009cm" svg:height="1.843cm" svg:x="3.491cm" svg:y="12cm">
          <draw:text-box>
            <text:p text:style-name="P15"><text:span text:style-name="T1">Channel:</text:span></text:p>
            <text:p text:style-name="P15"><text:span text:style-name="T3">MyAlarm</text:span></text:p>
            <text:p text:style-name="P15"><text:span text:style-name="T1">Secret:</text:span></text:p>
            <text:p text:style-name="P15"><text:span text:style-name="T2">MySecret</text:span></text:p>
          </draw:text-box>
        </draw:frame>
        <draw:custom-shape draw:style-name="gr33" draw:text-style-name="P19" draw:layer="layout" svg:width="1cm" svg:height="1.5cm" svg:x="2cm" svg:y="14.5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opacity draw:name="Transparency_20_7" draw:display-name="Transparency 7" draw:style="radial" draw:cx="50%" draw:cy="50%" draw:start="0%" draw:end="1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dre Pawlowski</meta:initial-creator>
    <meta:creation-date>2016-11-12T15:56:32.345109060</meta:creation-date>
    <dc:date>2017-05-02T15:24:17.445777295</dc:date>
    <meta:editing-duration>PT13M35S</meta:editing-duration>
    <meta:editing-cycles>9</meta:editing-cycles>
    <meta:generator>LibreOffice/5.1.6.2$Linux_X86_64 LibreOffice_project/10m0$Build-2</meta:generator>
    <meta:document-statistic meta:object-count="142"/>
  </office:meta>
</office:document-meta>
</file>